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_describe" table:style-name="ta1">
        <table:table-column table:style-name="co1" table:default-cell-style-name="Default"/>
        <table:table-column table:style-name="co2" table:number-columns-repeated="7" table:default-cell-style-name="ce2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keyname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4" office:value-type="string" calcext:value-type="string">
            <text:p>25%</text:p>
          </table:table-cell>
          <table:table-cell table:style-name="ce4" office:value-type="string" calcext:value-type="string">
            <text:p>50%</text:p>
          </table:table-cell>
          <table:table-cell table:style-name="ce4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ePrice</text:p>
          </table:table-cell>
          <table:table-cell office:value-type="float" office:value="180921.195890411" calcext:value-type="float">
            <text:p>180921.195890411</text:p>
          </table:table-cell>
          <table:table-cell office:value-type="float" office:value="79442.5028828866" calcext:value-type="float">
            <text:p>79442.5028828866</text:p>
          </table:table-cell>
          <table:table-cell office:value-type="float" office:value="34900" calcext:value-type="float">
            <text:p>34900</text:p>
          </table:table-cell>
          <table:table-cell office:value-type="float" office:value="129975" calcext:value-type="float">
            <text:p>129975</text:p>
          </table:table-cell>
          <table:table-cell office:value-type="float" office:value="163000" calcext:value-type="float">
            <text:p>163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755000" calcext:value-type="float">
            <text:p>755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SubClass</text:p>
          </table:table-cell>
          <table:table-cell office:value-type="float" office:value="56.8972602739726" calcext:value-type="float">
            <text:p>56.8972602739726</text:p>
          </table:table-cell>
          <table:table-cell office:value-type="float" office:value="42.3005709938103" calcext:value-type="float">
            <text:p>42.30057099381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['RL' 'RM' 'C (all)' 'FV' 'RH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float" office:value="70.0499583680267" calcext:value-type="float">
            <text:p>70.0499583680267</text:p>
          </table:table-cell>
          <table:table-cell office:value-type="float" office:value="24.2847517744832" calcext:value-type="float">
            <text:p>24.284751774483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13" calcext:value-type="float">
            <text:p>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tArea</text:p>
          </table:table-cell>
          <table:table-cell office:value-type="float" office:value="10516.8280821918" calcext:value-type="float">
            <text:p>10516.8280821918</text:p>
          </table:table-cell>
          <table:table-cell office:value-type="float" office:value="9981.26493237915" calcext:value-type="float">
            <text:p>9981.26493237915</text:p>
          </table:table-cell>
          <table:table-cell office:value-type="float" office:value="1300" calcext:value-type="float">
            <text:p>1300</text:p>
          </table:table-cell>
          <table:table-cell office:value-type="float" office:value="7553.5" calcext:value-type="float">
            <text:p>7553.5</text:p>
          </table:table-cell>
          <table:table-cell office:value-type="float" office:value="9478.5" calcext:value-type="float">
            <text:p>9478.5</text:p>
          </table:table-cell>
          <table:table-cell office:value-type="float" office:value="11601.5" calcext:value-type="float">
            <text:p>11601.5</text:p>
          </table:table-cell>
          <table:table-cell office:value-type="float" office:value="215245" calcext:value-type="float">
            <text:p>2152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['Pave' 'Grvl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[nan 'Grvl' 'Pav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['Reg' 'IR1' 'IR2' 'IR3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['Lvl' 'Bnk' 'Low' 'HL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['AllPub' 'NoSeW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['Inside' 'FR2' 'Corner' 'CulDSac' 'FR3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['Gtl' 'Mod' 'Sev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['CollgCr' 'Veenker' 'Crawfor' 'NoRidge' 'Mitchel' 'Somerst' 'NWAmes' <text:s/>'OldTown' 'BrkSide' 'Sawyer' 'NridgHt' 'NAmes' 'SawyerW' 'IDOTRR' <text:s/>'MeadowV' 'Edwards' 'Timber' 'Gilbert' 'StoneBr' 'ClearCr' 'NPkVill' <text:s/>'Blmngtn' 'BrDale' 'SWISU' 'Bluest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['Norm' 'Feedr' 'PosN' 'Artery' 'RRAe' 'RRNn' 'RRAn' 'PosA' 'RRN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['Norm' 'Artery' 'RRNn' 'Feedr' 'PosN' 'PosA' 'RRAn' 'RRA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['1Fam' '2fmCon' 'Duplex' 'TwnhsE' 'Twnh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['2Story' '1Story' '1.5Fin' '1.5Unf' 'SFoyer' 'SLvl' '2.5Unf' '2.5Fin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float" office:value="6.09931506849315" calcext:value-type="float">
            <text:p>6.09931506849315</text:p>
          </table:table-cell>
          <table:table-cell office:value-type="float" office:value="1.38299654674159" calcext:value-type="float">
            <text:p>1.382996546741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float" office:value="5.57534246575342" calcext:value-type="float">
            <text:p>5.57534246575342</text:p>
          </table:table-cell>
          <table:table-cell office:value-type="float" office:value="1.11279933671274" calcext:value-type="float">
            <text:p>1.11279933671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1971.26780821918" calcext:value-type="float">
            <text:p>1971.26780821918</text:p>
          </table:table-cell>
          <table:table-cell office:value-type="float" office:value="30.2029040425253" calcext:value-type="float">
            <text:p>30.2029040425253</text:p>
          </table:table-cell>
          <table:table-cell office:value-type="float" office:value="1872" calcext:value-type="float">
            <text:p>1872</text:p>
          </table:table-cell>
          <table:table-cell office:value-type="float" office:value="1954" calcext:value-type="float">
            <text:p>1954</text:p>
          </table:table-cell>
          <table:table-cell office:value-type="float" office:value="1973" calcext:value-type="float">
            <text:p>1973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float" office:value="1984.86575342466" calcext:value-type="float">
            <text:p>1984.86575342466</text:p>
          </table:table-cell>
          <table:table-cell office:value-type="float" office:value="20.6454068077094" calcext:value-type="float">
            <text:p>20.6454068077094</text:p>
          </table:table-cell>
          <table:table-cell office:value-type="float" office:value="1950" calcext:value-type="float">
            <text:p>1950</text:p>
          </table:table-cell>
          <table:table-cell office:value-type="float" office:value="1967" calcext:value-type="float">
            <text:p>1967</text:p>
          </table:table-cell>
          <table:table-cell office:value-type="float" office:value="1994" calcext:value-type="float">
            <text:p>1994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['Gable' 'Hip' 'Gambrel' 'Mansard' 'Flat' 'Shed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['CompShg' 'WdShngl' 'Metal' 'WdShake' 'Membran' 'Tar&amp;Grv' 'Roll' <text:s/>'ClyTil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['VinylSd' 'MetalSd' 'Wd Sdng' 'HdBoard' 'BrkFace' 'WdShing' 'CemntBd' <text:s/>'Plywood' 'AsbShng' 'Stucco' 'BrkComm' 'AsphShn' 'Stone' 'ImStucc' <text:s/>'CBlock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['VinylSd' 'MetalSd' 'Wd Shng' 'HdBoard' 'Plywood' 'Wd Sdng' 'CmentBd' <text:s/>'BrkFace' 'Stucco' 'AsbShng' 'Brk Cmn' 'ImStucc' 'AsphShn' 'Stone' <text:s/>'Other' 'CBlock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['BrkFace' 'None' 'Stone' 'BrkCmn' na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VnrArea</text:p>
          </table:table-cell>
          <table:table-cell office:value-type="float" office:value="103.685261707989" calcext:value-type="float">
            <text:p>103.685261707989</text:p>
          </table:table-cell>
          <table:table-cell office:value-type="float" office:value="181.066206587218" calcext:value-type="float">
            <text:p>181.066206587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['Gd' 'TA' 'Ex' 'F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['TA' 'Gd' 'Fa' 'Po' 'Ex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['PConc' 'CBlock' 'BrkTil' 'Wood' 'Slab' 'Stone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['Gd' 'TA' 'Ex' nan 'F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['TA' 'Gd' nan 'Fa' 'Po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['No' 'Gd' 'Mn' 'Av' na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['GLQ' 'ALQ' 'Unf' 'Rec' 'BLQ' nan 'LwQ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FinSF1</text:p>
          </table:table-cell>
          <table:table-cell office:value-type="float" office:value="443.639726027397" calcext:value-type="float">
            <text:p>443.639726027397</text:p>
          </table:table-cell>
          <table:table-cell office:value-type="float" office:value="456.098090840925" calcext:value-type="float">
            <text:p>456.09809084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5" calcext:value-type="float">
            <text:p>383.5</text:p>
          </table:table-cell>
          <table:table-cell office:value-type="float" office:value="712.25" calcext:value-type="float">
            <text:p>712.25</text:p>
          </table:table-cell>
          <table:table-cell office:value-type="float" office:value="5644" calcext:value-type="float">
            <text:p>56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['Unf' 'BLQ' nan 'ALQ' 'Rec' 'LwQ' 'GLQ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mtFinSF2</text:p>
          </table:table-cell>
          <table:table-cell office:value-type="float" office:value="46.5493150684932" calcext:value-type="float">
            <text:p>46.5493150684932</text:p>
          </table:table-cell>
          <table:table-cell office:value-type="float" office:value="161.319272806541" calcext:value-type="float">
            <text:p>161.319272806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mtUnfSF</text:p>
          </table:table-cell>
          <table:table-cell office:value-type="float" office:value="567.240410958904" calcext:value-type="float">
            <text:p>567.240410958904</text:p>
          </table:table-cell>
          <table:table-cell office:value-type="float" office:value="441.866955292434" calcext:value-type="float">
            <text:p>441.86695529243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77.5" calcext:value-type="float">
            <text:p>477.5</text:p>
          </table:table-cell>
          <table:table-cell office:value-type="float" office:value="808" calcext:value-type="float">
            <text:p>808</text:p>
          </table:table-cell>
          <table:table-cell office:value-type="float" office:value="2336" calcext:value-type="float">
            <text:p>2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float" office:value="1057.42945205479" calcext:value-type="float">
            <text:p>1057.42945205479</text:p>
          </table:table-cell>
          <table:table-cell office:value-type="float" office:value="438.705324459471" calcext:value-type="float">
            <text:p>438.705324459471</text:p>
          </table:table-cell>
          <table:table-cell office:value-type="float" office:value="0" calcext:value-type="float">
            <text:p>0</text:p>
          </table:table-cell>
          <table:table-cell office:value-type="float" office:value="795.75" calcext:value-type="float">
            <text:p>795.75</text:p>
          </table:table-cell>
          <table:table-cell office:value-type="float" office:value="991.5" calcext:value-type="float">
            <text:p>991.5</text:p>
          </table:table-cell>
          <table:table-cell office:value-type="float" office:value="1298.25" calcext:value-type="float">
            <text:p>1298.25</text:p>
          </table:table-cell>
          <table:table-cell office:value-type="float" office:value="6110" calcext:value-type="float">
            <text:p>6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['GasA' 'GasW' 'Grav' 'Wall' 'OthW' 'Floor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['Ex' 'Gd' 'TA' 'Fa' 'Po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['Y' 'N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['SBrkr' 'FuseF' 'FuseA' 'FuseP' 'Mix' na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stFlrSF</text:p>
          </table:table-cell>
          <table:table-cell office:value-type="float" office:value="1162.62671232877" calcext:value-type="float">
            <text:p>1162.62671232877</text:p>
          </table:table-cell>
          <table:table-cell office:value-type="float" office:value="386.587738041074" calcext:value-type="float">
            <text:p>386.587738041074</text:p>
          </table:table-cell>
          <table:table-cell office:value-type="float" office:value="334" calcext:value-type="float">
            <text:p>334</text:p>
          </table:table-cell>
          <table:table-cell office:value-type="float" office:value="882" calcext:value-type="float">
            <text:p>882</text:p>
          </table:table-cell>
          <table:table-cell office:value-type="float" office:value="1087" calcext:value-type="float">
            <text:p>1087</text:p>
          </table:table-cell>
          <table:table-cell office:value-type="float" office:value="1391.25" calcext:value-type="float">
            <text:p>1391.25</text:p>
          </table:table-cell>
          <table:table-cell office:value-type="float" office:value="4692" calcext:value-type="float">
            <text:p>4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dFlrSF</text:p>
          </table:table-cell>
          <table:table-cell office:value-type="float" office:value="346.992465753425" calcext:value-type="float">
            <text:p>346.992465753425</text:p>
          </table:table-cell>
          <table:table-cell office:value-type="float" office:value="436.528435886259" calcext:value-type="float">
            <text:p>436.528435886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2065" calcext:value-type="float">
            <text:p>2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float" office:value="5.84452054794521" calcext:value-type="float">
            <text:p>5.84452054794521</text:p>
          </table:table-cell>
          <table:table-cell office:value-type="float" office:value="48.6230814335191" calcext:value-type="float">
            <text:p>48.6230814335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LivArea</text:p>
          </table:table-cell>
          <table:table-cell office:value-type="float" office:value="1515.46369863014" calcext:value-type="float">
            <text:p>1515.46369863014</text:p>
          </table:table-cell>
          <table:table-cell office:value-type="float" office:value="525.480383423203" calcext:value-type="float">
            <text:p>525.480383423203</text:p>
          </table:table-cell>
          <table:table-cell office:value-type="float" office:value="334" calcext:value-type="float">
            <text:p>334</text:p>
          </table:table-cell>
          <table:table-cell office:value-type="float" office:value="1129.5" calcext:value-type="float">
            <text:p>1129.5</text:p>
          </table:table-cell>
          <table:table-cell office:value-type="float" office:value="1464" calcext:value-type="float">
            <text:p>1464</text:p>
          </table:table-cell>
          <table:table-cell office:value-type="float" office:value="1776.75" calcext:value-type="float">
            <text:p>1776.75</text:p>
          </table:table-cell>
          <table:table-cell office:value-type="float" office:value="5642" calcext:value-type="float">
            <text:p>56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float" office:value="0.425342465753425" calcext:value-type="float">
            <text:p>0.425342465753425</text:p>
          </table:table-cell>
          <table:table-cell office:value-type="float" office:value="0.518910606089799" calcext:value-type="float">
            <text:p>0.518910606089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float" office:value="0.0575342465753425" calcext:value-type="float">
            <text:p>0.057534246575343</text:p>
          </table:table-cell>
          <table:table-cell office:value-type="float" office:value="0.238752646279208" calcext:value-type="float">
            <text:p>0.238752646279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llBath</text:p>
          </table:table-cell>
          <table:table-cell office:value-type="float" office:value="1.56506849315069" calcext:value-type="float">
            <text:p>1.56506849315069</text:p>
          </table:table-cell>
          <table:table-cell office:value-type="float" office:value="0.550915801295432" calcext:value-type="float">
            <text:p>0.550915801295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lfBath</text:p>
          </table:table-cell>
          <table:table-cell office:value-type="float" office:value="0.382876712328767" calcext:value-type="float">
            <text:p>0.382876712328767</text:p>
          </table:table-cell>
          <table:table-cell office:value-type="float" office:value="0.502885381092897" calcext:value-type="float">
            <text:p>0.502885381092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float" office:value="2.86643835616438" calcext:value-type="float">
            <text:p>2.86643835616438</text:p>
          </table:table-cell>
          <table:table-cell office:value-type="float" office:value="0.815778044144221" calcext:value-type="float">
            <text:p>0.8157780441442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float" office:value="1.04657534246575" calcext:value-type="float">
            <text:p>1.04657534246575</text:p>
          </table:table-cell>
          <table:table-cell office:value-type="float" office:value="0.22033819838403" calcext:value-type="float">
            <text:p>0.220338198384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['Gd' 'TA' 'Ex' 'F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float" office:value="6.51780821917808" calcext:value-type="float">
            <text:p>6.51780821917808</text:p>
          </table:table-cell>
          <table:table-cell office:value-type="float" office:value="1.62539329058406" calcext:value-type="float">
            <text:p>1.62539329058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['Typ' 'Min1' 'Maj1' 'Min2' 'Mod' 'Maj2' 'Sev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places</text:p>
          </table:table-cell>
          <table:table-cell office:value-type="float" office:value="0.613013698630137" calcext:value-type="float">
            <text:p>0.613013698630137</text:p>
          </table:table-cell>
          <table:table-cell office:value-type="float" office:value="0.644666386312234" calcext:value-type="float">
            <text:p>0.644666386312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[nan 'TA' 'Gd' 'Fa' 'Ex' 'Po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['Attchd' 'Detchd' 'BuiltIn' 'CarPort' nan 'Basment' '2Type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float" office:value="1978.50616388687" calcext:value-type="float">
            <text:p>1978.50616388687</text:p>
          </table:table-cell>
          <table:table-cell office:value-type="float" office:value="24.6897247685902" calcext:value-type="float">
            <text:p>24.6897247685902</text:p>
          </table:table-cell>
          <table:table-cell office:value-type="float" office:value="1900" calcext:value-type="float">
            <text:p>1900</text:p>
          </table:table-cell>
          <table:table-cell office:value-type="float" office:value="1961" calcext:value-type="float">
            <text:p>1961</text:p>
          </table:table-cell>
          <table:table-cell office:value-type="float" office:value="1980" calcext:value-type="float">
            <text:p>198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['RFn' 'Unf' 'Fin' na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eCars</text:p>
          </table:table-cell>
          <table:table-cell office:value-type="float" office:value="1.76712328767123" calcext:value-type="float">
            <text:p>1.76712328767123</text:p>
          </table:table-cell>
          <table:table-cell office:value-type="float" office:value="0.747315010111112" calcext:value-type="float">
            <text:p>0.747315010111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geArea</text:p>
          </table:table-cell>
          <table:table-cell office:value-type="float" office:value="472.980136986301" calcext:value-type="float">
            <text:p>472.980136986301</text:p>
          </table:table-cell>
          <table:table-cell office:value-type="float" office:value="213.804841453381" calcext:value-type="float">
            <text:p>213.804841453381</text:p>
          </table:table-cell>
          <table:table-cell office:value-type="float" office:value="0" calcext:value-type="float">
            <text:p>0</text:p>
          </table:table-cell>
          <table:table-cell office:value-type="float" office:value="334.5" calcext:value-type="float">
            <text:p>334.5</text:p>
          </table:table-cell>
          <table:table-cell office:value-type="float" office:value="480" calcext:value-type="float">
            <text:p>480</text:p>
          </table:table-cell>
          <table:table-cell office:value-type="float" office:value="576" calcext:value-type="float">
            <text:p>576</text:p>
          </table:table-cell>
          <table:table-cell office:value-type="float" office:value="1418" calcext:value-type="float">
            <text:p>1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['TA' 'Fa' 'Gd' nan 'Ex' 'Po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['TA' 'Fa' nan 'Gd' 'Po' 'Ex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['Y' 'N' 'P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DeckSF</text:p>
          </table:table-cell>
          <table:table-cell office:value-type="float" office:value="94.2445205479452" calcext:value-type="float">
            <text:p>94.2445205479452</text:p>
          </table:table-cell>
          <table:table-cell office:value-type="float" office:value="125.338794351724" calcext:value-type="float">
            <text:p>125.338794351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57" calcext:value-type="float">
            <text:p>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float" office:value="46.6602739726027" calcext:value-type="float">
            <text:p>46.6602739726027</text:p>
          </table:table-cell>
          <table:table-cell office:value-type="float" office:value="66.2560276766497" calcext:value-type="float">
            <text:p>66.256027676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47" calcext:value-type="float">
            <text:p>5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float" office:value="21.9541095890411" calcext:value-type="float">
            <text:p>21.9541095890411</text:p>
          </table:table-cell>
          <table:table-cell office:value-type="float" office:value="61.1191486017288" calcext:value-type="float">
            <text:p>61.1191486017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SsnPorch</text:p>
          </table:table-cell>
          <table:table-cell office:value-type="float" office:value="3.40958904109589" calcext:value-type="float">
            <text:p>3.40958904109589</text:p>
          </table:table-cell>
          <table:table-cell office:value-type="float" office:value="29.3173305567822" calcext:value-type="float">
            <text:p>29.3173305567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float" office:value="15.0609589041096" calcext:value-type="float">
            <text:p>15.0609589041096</text:p>
          </table:table-cell>
          <table:table-cell office:value-type="float" office:value="55.7574152818745" calcext:value-type="float">
            <text:p>55.7574152818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olArea</text:p>
          </table:table-cell>
          <table:table-cell office:value-type="float" office:value="2.75890410958904" calcext:value-type="float">
            <text:p>2.75890410958904</text:p>
          </table:table-cell>
          <table:table-cell office:value-type="float" office:value="40.1773069445304" calcext:value-type="float">
            <text:p>40.1773069445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[nan 'Ex' 'Fa' 'Gd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[nan 'MnPrv' 'GdWo' 'GdPrv' 'MnWw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[nan 'Shed' 'Gar2' 'Othr' 'TenC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cVal</text:p>
          </table:table-cell>
          <table:table-cell office:value-type="float" office:value="43.4890410958904" calcext:value-type="float">
            <text:p>43.4890410958904</text:p>
          </table:table-cell>
          <table:table-cell office:value-type="float" office:value="496.123024457931" calcext:value-type="float">
            <text:p>496.123024457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Sold</text:p>
          </table:table-cell>
          <table:table-cell office:value-type="float" office:value="6.32191780821918" calcext:value-type="float">
            <text:p>6.32191780821918</text:p>
          </table:table-cell>
          <table:table-cell office:value-type="float" office:value="2.70362620835952" calcext:value-type="float">
            <text:p>2.703626208359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rSold</text:p>
          </table:table-cell>
          <table:table-cell office:value-type="float" office:value="2007.81575342466" calcext:value-type="float">
            <text:p>2007.81575342466</text:p>
          </table:table-cell>
          <table:table-cell office:value-type="float" office:value="1.3280951205521" calcext:value-type="float">
            <text:p>1.3280951205521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['WD' 'New' 'COD' 'ConLD' 'ConLI' 'CWD' 'ConLw' 'Con' 'Oth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['Normal' 'Abnorml' 'Partial' 'AdjLand' 'Alloca' 'Family']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21:15:24.401000000</dc:date>
    <meta:editing-duration>PT14H27M32S</meta:editing-duration>
    <meta:editing-cycles>2</meta:editing-cycles>
    <meta:generator>LibreOffice/7.0.4.2$Windows_X86_64 LibreOffice_project/dcf040e67528d9187c66b2379df5ea4407429775</meta:generator>
    <meta:document-statistic meta:table-count="1" meta:cell-count="390" meta:object-count="0"/>
  </office:meta>
</office:document-meta>
</file>